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4917in" style:auto-text-indent="false"/>
    </style:style>
    <style:style style:name="P2" style:family="paragraph" style:parent-style-name="Standard">
      <style:text-properties officeooo:rsid="0018592d" officeooo:paragraph-rsid="0018592d"/>
    </style:style>
    <style:style style:name="P3" style:family="paragraph" style:parent-style-name="Standard">
      <style:text-properties officeooo:rsid="001a2db8" officeooo:paragraph-rsid="001a2db8"/>
    </style:style>
    <style:style style:name="P4" style:family="paragraph" style:parent-style-name="Standard">
      <style:text-properties officeooo:rsid="001af193" officeooo:paragraph-rsid="001af193"/>
    </style:style>
    <style:style style:name="P5" style:family="paragraph" style:parent-style-name="Standard" style:master-page-name="MasterPage2">
      <style:paragraph-properties style:page-number="auto"/>
    </style:style>
    <style:style style:name="T1" style:family="text">
      <style:text-properties officeooo:rsid="001a2db8"/>
    </style:style>
    <style:style style:name="T2" style:family="text">
      <style:text-properties officeooo:rsid="001ba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excursion1 -&gt; Картинка, текст. </text:p>
      <text:p text:style-name="P1">Кнопки «Начать», «Выбрать другую экскурсию», «Вернуться на главную».</text:p>
      <text:p text:style-name="Standard">«Начать» -&gt; Картинка, Аудио, <text:s/>Текст, Местоположение, [Квиз]. </text:p>
      <text:p text:style-name="P1">Кнопки «Дальше».</text:p>
      <text:p text:style-name="Standard">«Дальше» –&gt; Картинка, Текст, Местоположение.</text:p>
      <text:p text:style-name="Standard"><text:tab/>Кнопки «На месте».</text:p>
      <text:p text:style-name="Standard">«На месте» -&gt; Ну также как после кнопки «Начать».</text:p>
      <text:p text:style-name="Standard"/>
      <text:p text:style-name="Standard"/>
      <text:p text:style-name="Standard">В любом месте: /stop -&gt; остановка экскурсии, переход в главное меню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БД</text:p>
      <text:p text:style-name="P2">Таблица USERS:</text:p>
      <text:p text:style-name="P2"><text:bookmark-start text:name="__DdeLink__62_3474014820"/>user_id<text:bookmark-end text:name="__DdeLink__62_3474014820"/> <text:span text:style-name="T1">(PRIMARY KEY) - integer,</text:span></text:p>
      <text:p text:style-name="P3"><text:bookmark-start text:name="__DdeLink__64_3474014820"/><text:bookmark-start text:name="__DdeLink__56_3474014820"/>subscription_type<text:bookmark-end text:name="__DdeLink__64_3474014820"/> <text:bookmark-end text:name="__DdeLink__56_3474014820"/>— integer (от 0 до 3),</text:p>
      <text:p text:style-name="P3"><text:bookmark-start text:name="__DdeLink__58_3474014820"/><text:bookmark-start text:name="__DdeLink__67_3474014820"/>subscription_start_date<text:bookmark-end text:name="__DdeLink__58_3474014820"/><text:bookmark-end text:name="__DdeLink__67_3474014820"/> — date,</text:p>
      <text:p text:style-name="P4"><text:bookmark-start text:name="__DdeLink__60_3474014820"/><text:bookmark-start text:name="__DdeLink__70_3474014820"/>excursions_left<text:bookmark-end text:name="__DdeLink__60_3474014820"/><text:bookmark-end text:name="__DdeLink__70_3474014820"/> — integer.</text:p>
      <text:p text:style-name="P2"/>
      <text:p text:style-name="P2"/>
      <text:p text:style-name="P4">Таблица EXCURSION_<text:span text:style-name="T2">N</text:span>:</text:p>
      <text:p text:style-name="P4">user_id (PRIMARY KEY) — integer,</text:p>
      <text:p text:style-name="P4">progress — integ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ru" fo:country="RU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39in" style:contextual-spacing="false" fo:line-height="115%" style:text-autospace="ideograph-alpha" style:punctuation-wrap="hanging" style:line-break="strict" style:tab-stop-distance="0.4917in" style:writing-mode="page"/>
      <style:text-properties fo:color="#000000" loext:opacity="100%" style:font-name="Arial" fo:font-size="11pt" fo:language="ru" fo:country="RU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.2083in" fo:margin-bottom="0.139in" style:contextual-spacing="tru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margin-top="0in" fo:margin-bottom="0.139in" style:contextual-spacing="true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/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style:contextual-spacing="true" fo:text-indent="0in" style:auto-text-indent="false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06T17:17:56.260366874</dc:date>
    <meta:editing-duration>PT38M23S</meta:editing-duration>
    <meta:editing-cycles>3</meta:editing-cycles>
    <meta:document-statistic meta:table-count="0" meta:image-count="0" meta:object-count="0" meta:page-count="1" meta:paragraph-count="17" meta:word-count="75" meta:character-count="573" meta:non-whitespace-character-count="506"/>
  </office:meta>
</office:document-meta>
</file>